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5B2587A5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5.4cm" svg:height="15cm" svg:x="1.6cm" svg:y="2.4cm">
          <draw:image xlink:href="Pictures/1000000000000780000004385B2587A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3:42:30.562863050</dc:date>
    <meta:editing-duration>P0D</meta:editing-duration>
    <meta:editing-cycles>1</meta:editing-cycles>
    <meta:document-statistic meta:object-count="24"/>
    <meta:generator>LibreOffice/4.2.8.2$Linux_X86_64 LibreOffice_project/420m0$Build-2</meta:generator>
  </office:meta>
</office:document-meta>
</file>